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6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entury Gothic" fo:language="en" fo:country="US"/>
    </style:style>
    <style:style style:name="P8" style:family="paragraph" style:parent-style-name="Standard">
      <style:text-properties style:font-name="Century Gothic" fo:language="en" fo:country="US" fo:font-weight="bold" style:font-weight-asian="bold"/>
    </style:style>
    <style:style style:name="P9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10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WW8Num12">
      <style:text-properties style:font-name="Century Gothic" fo:language="en" fo:country="US"/>
    </style:style>
    <style:style style:name="P13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Andale Mono"/>
    </style:style>
    <style:style style:name="T2" style:family="text">
      <style:text-properties style:font-name="Andale Mono"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style:font-name="Century Gothic1"/>
    </style:style>
    <style:style style:name="T8" style:family="text">
      <style:text-properties style:font-name="Century Gothic1" fo:language="en" fo:country="US"/>
    </style:style>
    <style:style style:name="T9" style:family="text">
      <style:text-properties style:font-name="Century Gothic1" fo:language="en" fo:country="US" fo:font-weight="normal" style:font-weight-asian="normal" style:font-weight-complex="normal"/>
    </style:style>
    <style:style style:name="T10" style:family="text">
      <style:text-properties style:font-name="Andale Mono"/>
    </style:style>
    <style:style style:name="T11" style:family="text">
      <style:text-properties style:font-name="Andale Mono" fo:language="en" fo:country="US"/>
    </style:style>
    <style:style style:name="T12" style:family="text">
      <style:text-properties style:font-name="Century Gothic1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"><text:tab/>- Method<text:line-break/><text:tab/>- Exception</text:p>
      <text:p text:style-name="P7"/>
      <text:p text:style-name="P7"/>
      <text:p text:style-name="P8">Objective :</text:p>
      <text:list xml:id="list1605541922" text:style-name="WW8Num12">
        <text:list-item>
          <text:p text:style-name="P12">Memahami Method</text:p>
        </text:list-item>
        <text:list-item>
          <text:p text:style-name="P12">Memahami Exception</text:p>
        </text:list-item>
      </text:list>
      <text:p text:style-name="P9"/>
      <text:p text:style-name="P4">Tugas praktikum :</text:p>
      <text:p text:style-name="P4"/>
      <text:p text:style-name="P5"><text:span text:style-name="T3">Praktikum Soal 1<text:line-break/><text:line-break/><text:tab/></text:span><text:span text:style-name="T4">1. Buatlah file ExceptionHandling.java.</text:span></text:p>
      <text:p text:style-name="P6"><text:tab/>2. Edit file ExceptionHandling.java dengan sintaks seperti ini :<text:line-break/><text:line-break/><text:tab/><text:span text:style-name="T1">public class ExceptionHandling { </text:span></text:p>
      <text:p text:style-name="P10"><text:tab/><text:tab/>public static void main(String[] args) { </text:p>
      <text:p text:style-name="P10"><text:tab/><text:tab/><text:tab/>int[] array = new int[3]; </text:p>
      <text:p text:style-name="P10"><text:tab/><text:tab/><text:tab/>try { </text:p>
      <text:p text:style-name="P10"><text:tab/><text:tab/><text:tab/><text:tab/>array[5] = 1; </text:p>
      <text:p text:style-name="P10"><text:tab/><text:tab/><text:tab/>} catch (ArrayIndexOutOfBoundsException e) { </text:p>
      <text:p text:style-name="P10"><text:tab/><text:tab/><text:tab/><text:tab/>System.out.println("Error!! " + e.toString()); </text:p>
      <text:p text:style-name="P10"><text:tab/><text:tab/><text:tab/>} </text:p>
      <text:p text:style-name="P10"><text:tab/><text:tab/>} </text:p>
      <text:p text:style-name="P6"><text:span text:style-name="T1"><text:tab/>}<text:line-break/><text:line-break/><text:tab/></text:span>3. Compile file ExceptionHandling.java menggunakan java compiler (javac) :<text:line-break/><text:line-break/><text:tab/><text:tab/><text:span text:style-name="T1">$ javac </text:span><text:span text:style-name="T1">ExceptionHandling</text:span><text:span text:style-name="T1">.java<text:line-break/><text:line-break/><text:tab/></text:span>4. Setelah kompilasi berhasil, running file ExceptionHandling.java </text:p>
      <text:p text:style-name="P6"><text:tab/> <text:s text:c="3"/>menggunakan perintah seperti berikut :<text:line-break/><text:tab/><text:line-break/><text:tab/><text:tab/><text:span text:style-name="T2">$ java </text:span><text:span text:style-name="T2">ExceptionHandling</text:span><text:span text:style-name="T2">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text:line-break/><text:tab/><text:tab/></text:span><text:span text:style-name="T2">Error!! java.lang.ArrayIndexOutOfBoundsException: 5 </text:span><text:span text:style-name="T5"><text:line-break/><text:line-break/></text:span></text:p>
      <text:p text:style-name="P6"><text:span text:style-name="T5"><text:tab/><text:tab/></text:span><text:line-break/></text:p>
      <text:p text:style-name="P6"/>
      <text:p text:style-name="P6"/>
      <text:p text:style-name="P6"/>
      <text:p text:style-name="P6"/>
      <text:p text:style-name="P4"><text:soft-page-break/>Praktikum Soal 2</text:p>
      <text:p text:style-name="P4"/>
      <text:p text:style-name="P4"><text:tab/><text:span text:style-name="T4">1. Buatlah file </text:span><text:span text:style-name="T9">TryCatchException</text:span><text:span text:style-name="T4">.java.</text:span></text:p>
      <text:p text:style-name="P6"><text:tab/>2. Edit file <text:span text:style-name="T8">TryCatchException</text:span>.java dengan sintaks seperti ini :<text:line-break/><text:line-break/><text:tab/><text:span text:style-name="T1">import java.io.*; </text:span></text:p>
      <text:p text:style-name="P10"/>
      <text:p text:style-name="P10"><text:tab/>public class TryCatchException { </text:p>
      <text:p text:style-name="P10"><text:tab/><text:tab/>static BufferedReader input = new BufferedReader(new </text:p>
      <text:p text:style-name="P10"><text:tab/><text:tab/>InputStreamReader(System.in)); </text:p>
      <text:p text:style-name="P10"><text:tab/><text:tab/>public static void main(String[] args) { </text:p>
      <text:p text:style-name="P10"><text:tab/><text:tab/><text:tab/>try { </text:p>
      <text:p text:style-name="P10"><text:tab/><text:tab/><text:tab/><text:tab/>System.out.println("Choose one of the options, </text:p>
      <text:p text:style-name="P10"><text:tab/><text:tab/><text:tab/><text:tab/>(1-3) " + "\n\t1.) Steak" + "\n\t2.) Lobster" + </text:p>
      <text:p text:style-name="P10"><text:tab/><text:tab/><text:tab/><text:tab/>"\n\t3.) Cheeseburger"); </text:p>
      <text:p text:style-name="P10"><text:tab/><text:tab/><text:tab/><text:tab/>System.out.print("Masukan Pilihan Anda : "); </text:p>
      <text:p text:style-name="P10"><text:tab/><text:tab/><text:tab/><text:tab/>String choose = input.readLine(); </text:p>
      <text:p text:style-name="P10"><text:tab/><text:tab/><text:tab/><text:tab/>if(choose.equals("1")){ </text:p>
      <text:p text:style-name="P10"><text:tab/><text:tab/><text:tab/><text:tab/><text:tab/>System.out.println("Anda memilih </text:p>
      <text:p text:style-name="P10"><text:tab/><text:tab/><text:tab/><text:tab/><text:tab/>Steak :-)"); </text:p>
      <text:p text:style-name="P10"><text:tab/><text:tab/><text:tab/><text:tab/>} else if(choose.equals("2")){ </text:p>
      <text:p text:style-name="P10"><text:tab/><text:tab/><text:tab/><text:tab/><text:tab/>System.out.println("Anda memilih Lobster </text:p>
      <text:p text:style-name="P10"><text:tab/><text:tab/><text:tab/><text:tab/><text:tab/>:-D"); </text:p>
      <text:p text:style-name="P10"><text:tab/><text:tab/><text:tab/><text:tab/>} else if(choose.equals("3")){ </text:p>
      <text:p text:style-name="P10"><text:tab/><text:tab/><text:tab/><text:tab/><text:tab/>System.out.println("Anda memilih </text:p>
      <text:p text:style-name="P10"><text:tab/><text:tab/><text:tab/><text:tab/><text:tab/>Cheeseburger ;-)"); </text:p>
      <text:p text:style-name="P10"><text:tab/><text:tab/><text:tab/><text:tab/>} else { </text:p>
      <text:p text:style-name="P10"><text:tab/><text:tab/><text:tab/><text:tab/><text:tab/>throw new Exception("pilihan anda tidak </text:p>
      <text:p text:style-name="P10"><text:tab/><text:tab/><text:tab/><text:tab/><text:tab/>ada !"); </text:p>
      <text:p text:style-name="P10"><text:tab/><text:tab/><text:tab/><text:tab/>} </text:p>
      <text:p text:style-name="P10"><text:tab/><text:tab/><text:tab/>} catch (Exception e) { </text:p>
      <text:p text:style-name="P10"><text:tab/><text:tab/><text:tab/><text:tab/>System.out.println(e.getMessage()); </text:p>
      <text:p text:style-name="P10"><text:tab/><text:tab/><text:tab/>} </text:p>
      <text:p text:style-name="P10"><text:tab/><text:tab/>} </text:p>
      <text:p text:style-name="P6"><text:span text:style-name="T1"><text:tab/>}<text:line-break/><text:line-break/><text:tab/></text:span>3. Compile file <text:span text:style-name="T8">TryCatchException</text:span>.java menggunakan java compiler (javac) :<text:line-break/><text:line-break/><text:tab/><text:tab/><text:span text:style-name="T1">$ javac </text:span><text:span text:style-name="T2">TryCatchException</text:span><text:span text:style-name="T1">.java<text:line-break/><text:line-break/><text:tab/></text:span>4. Setelah kompilasi berhasil, running file <text:span text:style-name="T8">TryCatchException</text:span>.java </text:p>
      <text:p text:style-name="P6"><text:tab/> <text:s text:c="3"/>menggunakan perintah seperti berikut :<text:line-break/><text:tab/><text:line-break/><text:tab/><text:tab/><text:span text:style-name="T2">$ java </text:span><text:span text:style-name="T2">TryCatchException</text:span><text:span text:style-name="T2"> </text:span><text:line-break/><text:tab/><text:tab/></text:p>
      <text:p text:style-name="P2"><text:tab/>5. Setelah proses running berhasil, lihat hasil running, jika berhasil akan</text:p>
      <text:p text:style-name="P2"><text:tab/> <text:s text:c="3"/>muncul tampilan seperti di bawah ini :</text:p>
      <text:p text:style-name="P2"/>
      <text:p text:style-name="P2"/>
      <text:p text:style-name="P2"><text:soft-page-break/><text:tab/><text:tab/><text:span text:style-name="T1">Choose one of the options, (1-3) </text:span></text:p>
      <text:p text:style-name="P11"><text:tab/><text:tab/><text:tab/>1.) Steak </text:p>
      <text:p text:style-name="P11"><text:tab/><text:tab/><text:tab/>2.) Lobster </text:p>
      <text:p text:style-name="P11"><text:tab/><text:tab/><text:tab/>3.) Cheeseburger </text:p>
      <text:p text:style-name="P11"><text:tab/><text:tab/>Masukan Pilihan Anda :</text:p>
      <text:p text:style-name="P2"><text:tab/><text:tab/><text:line-break/><text:tab/>6. Setelah proses running tampil seperti di atas, coba isi dengan pilihan<text:line-break/><text:tab/> <text:s text:c="3"/>yang sudah di sediakan 1, 2, atau 3</text:p>
      <text:p text:style-name="P2"><text:tab/> <text:s text:c="3"/>jika sudah di pilih → klik ENTER, lalu dia akan memilih sesuai nilai yang <text:line-break/><text:tab/> <text:s text:c="3"/>sudah di tentukan, seperti tampilan di bawah ini :<text:line-break/><text:line-break/><text:tab/><text:tab/><text:span text:style-name="T1">Masukan Pilihan Anda : 1 </text:span></text:p>
      <text:p text:style-name="P11"><text:tab/><text:tab/>Anda memilih Steak :-) <text:line-break/><text:line-break/><text:tab/><text:span text:style-name="T7">7. Setelah keluar seperti di atas, coba running ulang, selanjutnya isi dengan <text:tab/> <text:s text:c="3"/>pilihan yang tidak di sediakan, misalkan : 4, nanti dia akan mengeluarkan <text:line-break/><text:tab/> <text:s text:c="3"/>Exception yang telah kita buat, seperti di bawah ini :<text:line-break/><text:line-break/><text:tab/><text:tab/></text:span>Masukan Pilihan Anda : 4 </text:p>
      <text:p text:style-name="P11"><text:tab/><text:tab/>pilihan anda tidak ada ! </text:p>
      <text:p text:style-name="P2"/>
      <text:p text:style-name="P2"/>
      <text:p text:style-name="P2"/>
      <text:p text:style-name="P2"/>
      <text:p text:style-name="P3">Praktikum Soal 3</text:p>
      <text:p text:style-name="P2"/>
      <text:p text:style-name="P2"><text:tab/>1. Buatlah file MethodReturnValues.java.</text:p>
      <text:p text:style-name="P6"><text:tab/>2. Edit file <text:span text:style-name="T5">MethodReturnValues</text:span>.java dengan sintaks seperti ini :<text:line-break/><text:line-break/><text:tab/><text:tab/><text:span text:style-name="T1">public class MethodReturnValues { </text:span></text:p>
      <text:p text:style-name="P10"><text:tab/><text:tab/><text:tab/>public static void main(String[] args) { </text:p>
      <text:p text:style-name="P10"><text:tab/><text:tab/><text:tab/><text:tab/>myMethod(); </text:p>
      <text:p text:style-name="P10"><text:tab/><text:tab/><text:tab/><text:tab/>int myInt = 0; </text:p>
      <text:p text:style-name="P10"><text:tab/><text:tab/><text:tab/><text:tab/>System.out.println(myInt); </text:p>
      <text:p text:style-name="P10"><text:tab/><text:tab/><text:tab/><text:tab/>myInt = myMethod(); </text:p>
      <text:p text:style-name="P10"><text:tab/><text:tab/><text:tab/><text:tab/>System.out.println(myInt); </text:p>
      <text:p text:style-name="P10"><text:tab/><text:tab/><text:tab/>} </text:p>
      <text:p text:style-name="P10"/>
      <text:p text:style-name="P10"><text:tab/><text:tab/><text:tab/>static int myMethod() { </text:p>
      <text:p text:style-name="P10"><text:tab/><text:tab/><text:tab/><text:tab/>System.out.println("This computer is lagging!"); </text:p>
      <text:p text:style-name="P10"><text:tab/><text:tab/><text:tab/><text:tab/><text:tab/>return 4; </text:p>
      <text:p text:style-name="P10"><text:tab/><text:tab/><text:tab/>} </text:p>
      <text:p text:style-name="P6"><text:span text:style-name="T1"><text:tab/><text:tab/>}<text:line-break/><text:line-break/><text:tab/></text:span>3. Compile file <text:span text:style-name="T5">MethodReturnValues</text:span>.java menggunakan java compiler <text:line-break/><text:tab/> <text:s text:c="3"/>(javac) :<text:line-break/><text:line-break/><text:tab/><text:tab/><text:span text:style-name="T1">$ javac </text:span><text:span text:style-name="T2">MethodReturnValues</text:span><text:span text:style-name="T1">.java<text:line-break/><text:line-break/></text:span><text:soft-page-break/><text:span text:style-name="T1"><text:tab/></text:span>4. Setelah kompilasi berhasil, running file <text:span text:style-name="T5">MethodReturnValues</text:span>.java <text:line-break/><text:tab/> <text:s text:c="3"/>menggunakan perintah seperti berikut :<text:line-break/><text:tab/><text:line-break/><text:tab/><text:tab/><text:span text:style-name="T2">$ java </text:span><text:span text:style-name="T2">MethodReturnValues</text:span><text:span text:style-name="T2">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/text:span><text:span text:style-name="T2"><text:line-break/><text:tab/><text:tab/>This computer is lagging! </text:span></text:p>
      <text:p text:style-name="P11"><text:tab/><text:tab/>0 </text:p>
      <text:p text:style-name="P11"><text:tab/><text:tab/>This computer is lagging! </text:p>
      <text:p text:style-name="P11"><text:tab/><text:tab/>4 </text:p>
      <text:p text:style-name="P2"/>
      <text:p text:style-name="P2"/>
      <text:p text:style-name="P6"/>
      <text:p text:style-name="P3">Praktikum Soal 4</text:p>
      <text:p text:style-name="P2"/>
      <text:p text:style-name="P2"><text:tab/>1. Buatlah file Tuna.java.</text:p>
      <text:p text:style-name="P6"><text:tab/>2. Edit file <text:span text:style-name="T5">Tuna</text:span>.java dengan sintaks seperti ini :<text:line-break/><text:line-break/><text:tab/><text:tab/><text:span text:style-name="T1">public class Tuna {</text:span></text:p>
      <text:p text:style-name="P6"><text:span text:style-name="T1"><text:tab/><text:tab/><text:tab/>public static void simpleMessage(String name) {</text:span></text:p>
      <text:p text:style-name="P6"><text:span text:style-name="T1"><text:tab/><text:tab/><text:tab/><text:tab/>System.out.println("Hello " + name);</text:span></text:p>
      <text:p text:style-name="P6"><text:span text:style-name="T1"><text:tab/><text:tab/><text:tab/>}</text:span></text:p>
      <text:p text:style-name="P6"><text:span text:style-name="T1"><text:tab/><text:tab/>}<text:line-break/><text:line-break/><text:tab/></text:span>3. Compile file <text:span text:style-name="T5">Tuna</text:span>.java menggunakan java compiler (javac) :<text:line-break/><text:line-break/><text:tab/><text:tab/><text:span text:style-name="T1">$ javac </text:span><text:span text:style-name="T2">Tuna</text:span><text:span text:style-name="T1">.java <text:s text:c="3"/></text:span><text:span text:style-name="T1"><text:line-break/><text:line-break/><text:tab/></text:span>4. Setelah kompilasi berhasil, <text:span text:style-name="T5">Buatlah file Method.java.</text:span></text:p>
      <text:p text:style-name="P6"><text:span text:style-name="T5"><text:tab/>5. Edit file Method.java dengan sintaks seperti ini :<text:line-break/></text:span><text:span text:style-name="T2"><text:line-break/><text:tab/><text:tab/>import java.util.Scanner;</text:span></text:p>
      <text:p text:style-name="P10"><text:span text:style-name="T5"></text:span></text:p>
      <text:p text:style-name="P10"><text:span text:style-name="T5"><text:tab/><text:tab/>public class Method {</text:span></text:p>
      <text:p text:style-name="P10"><text:span text:style-name="T5"><text:tab/><text:tab/><text:tab/>public static void main(String[] args) {</text:span></text:p>
      <text:p text:style-name="P10"><text:span text:style-name="T5"><text:tab/><text:tab/><text:tab/><text:tab/>Scanner input = new Scanner(System.in);</text:span></text:p>
      <text:p text:style-name="P10"><text:span text:style-name="T5"><text:tab/><text:tab/><text:tab/><text:tab/>Tuna tunaObject = new Tuna();</text:span></text:p>
      <text:p text:style-name="P10"><text:span text:style-name="T5"><text:tab/><text:tab/></text:span></text:p>
      <text:p text:style-name="P10"><text:span text:style-name="T5"><text:tab/><text:tab/><text:tab/><text:tab/>System.out.println("Enter your name here : ");</text:span></text:p>
      <text:p text:style-name="P10"><text:span text:style-name="T5"><text:tab/><text:tab/><text:tab/><text:tab/>String name = input.nextLine();</text:span></text:p>
      <text:p text:style-name="P10"><text:span text:style-name="T5"></text:span></text:p>
      <text:p text:style-name="P10"><text:span text:style-name="T5"><text:tab/><text:tab/><text:tab/><text:tab/>tunaObject.simpleMessage(name);</text:span></text:p>
      <text:p text:style-name="P10"><text:span text:style-name="T5"><text:tab/><text:tab/><text:tab/>}</text:span></text:p>
      <text:p text:style-name="P6"><text:span text:style-name="T2"><text:tab/><text:tab/>} <text:line-break/></text:span></text:p>
      <text:p text:style-name="P6"><text:span text:style-name="T5"><text:line-break/> <text:s text:c="18"/><text:line-break/></text:span><text:soft-page-break/><text:span text:style-name="T5"><text:tab/>6. Compile file Method.java menggunakan java compiler (javac) :<text:line-break/><text:line-break/><text:tab/><text:tab/></text:span><text:span text:style-name="T2">$ javac Method</text:span><text:span text:style-name="T2">.java<text:line-break/></text:span><text:span text:style-name="T8"><text:line-break/><text:tab/>7. Setelah kompilasi berhasil, running file </text:span><text:span text:style-name="T5">Method</text:span><text:span text:style-name="T8">.java menggunakan</text:span></text:p>
      <text:p text:style-name="P6"><text:span text:style-name="T8"><text:tab/> <text:s text:c="3"/>perintah seperti berikut :</text:span><text:span text:style-name="T2"><text:line-break/><text:tab/><text:line-break/><text:tab/><text:tab/></text:span><text:span text:style-name="T2">$ java </text:span><text:span text:style-name="T2">Method</text:span><text:span text:style-name="T2"><text:line-break/><text:line-break/></text:span><text:span text:style-name="T8"><text:tab/>8. Setelah proses running berhasil, lihat hasil running, jika berhasil akan</text:span></text:p>
      <text:p text:style-name="P6"><text:span text:style-name="T5"><text:tab/> <text:s text:c="3"/>muncul tampilan seperti di bawah ini :<text:line-break/><text:line-break/><text:tab/><text:tab/></text:span><text:span text:style-name="T2">Enter your name here : <text:line-break/><text:line-break/><text:tab/></text:span><text:span text:style-name="T5">9. Setelah muncul tampilan diatas, coba kamu isi dengan nama lengkap <text:line-break/><text:tab/> <text:s text:c="3"/>kamu → klik ENTER, jika berhasil akan muncul tampilan seperti di bawah <text:line-break/><text:tab/> <text:s text:c="3"/>ini :<text:line-break/><text:line-break/><text:tab/><text:tab/></text:span><text:span text:style-name="T2">Enter your name here :</text:span></text:p>
      <text:p text:style-name="P10"><text:span text:style-name="T5"><text:tab/><text:tab/>Andi Pratama</text:span></text:p>
      <text:p text:style-name="P10"><text:span text:style-name="T5"><text:tab/><text:tab/>Hello Andi Pratama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15T19:35:12</meta:creation-date>
    <dc:date>2011-10-16T16:21:27</dc:date>
    <dc:creator>izwan </dc:creator>
    <meta:editing-duration>PT00H43M43S</meta:editing-duration>
    <meta:editing-cycles>12</meta:editing-cycles>
    <meta:generator>OpenOffice.org/3.2$Linux OpenOffice.org_project/320m12$Build-9483</meta:generator>
    <meta:document-statistic meta:table-count="0" meta:image-count="0" meta:object-count="0" meta:page-count="5" meta:paragraph-count="109" meta:word-count="656" meta:character-count="5153"/>
  </office:meta>
</office:document-meta>
</file>